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́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ûːpɛp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ūː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́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rbîː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ɛbɛ̂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́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ʉ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ēːbʌr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́dow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́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̄ŋ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.ple?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lipâ: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́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ʌlā: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̄:rʌm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ú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̂: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dhâ: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ghoŋrɛ̄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́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iʣilê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ʣákpɛ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 table:style-name="ce2"/>
          <table:table-cell office:value-type="string">
            <text:p>ʣákla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ʣhɛtt?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spirated t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ʣhémi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́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́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̄̄ː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ú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́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ʌmbʌ̄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mmōː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́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́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mɛndʉ́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ʦʉ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ɛ̂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́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, ʣhɛ̄ː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2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́kser (mʉnɛ)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ʌdʌm</text:p>
          </table:table-cell>
          <table:table-cell table:style-name="ce2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̄ŋkoʦi</text:p>
          </table:table-cell>
          <table:table-cell table:style-name="ce2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oŋ (mʌ̂nsinɛ)</text:p>
          </table:table-cell>
          <table:table-cell table:style-name="ce2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́rʌsi</text:p>
          </table:table-cell>
          <table:table-cell table:style-name="ce2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ʉ́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́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lá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tress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/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́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soɔ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́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style-name="ce2" table:number-columns-repeated="3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'bɛ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khe'ʦʉ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'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ɛ'rɛ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e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table:number-columns-repeated="8"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office:value-type="string">
            <text:p>plant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/>
          <table:table-cell table:style-name="ce2" office:value-type="string">
            <text:p>khi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/>
          <table:table-cell office:value-type="string">
            <text:p>warp</text:p>
          </table:table-cell>
          <table:table-cell table:style-name="ce2" table:number-columns-repeated="5"/>
          <table:table-cell table:number-columns-repeated="3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lê<text:span text:style-name="T1">ː</text:span><text:span text:style-name="T2">p</text:span>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ɛ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khû<text:span text:style-name="T1">ː</text:span>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'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table:number-columns-repeated="7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/>
          <table:table-cell table:style-name="ce2" table:number-columns-repeated="1013"/>
        </table:table-row>
        <table:table-row table:style-name="ro1">
          <table:table-cell/>
          <table:table-cell table:style-name="ce3" office:value-type="string">
            <text:p>khukkoɔ̄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number-columns-repeated="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khû<text:span text:style-name="T1">ː</text:span><text:span text:style-name="T2">p</text:span>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û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ʉ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hʉrʉ̂<text:span text:style-name="T1">ː</text:span>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̄mpɵ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̂<text:span text:style-name="T1">ː</text:span>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me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ʌ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ā<text:span text:style-name="T1">ː</text:span>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ā<text:span text:style-name="T1">ː</text:span>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'bɛ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kʌt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ldʌ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ɛlɛku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table:number-columns-repeated="6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e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epkhʌmin</text:p>
          </table:table-cell>
          <table:table-cell table:style-name="ce3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kpei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ɵl'mʌ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̂<text:span text:style-name="T1">ː</text:span>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ː</text:span>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ū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u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/>
          <table:table-cell table:style-name="ce2" office:value-type="string">
            <text:p>lʉ̂<text:span text:style-name="T1">ː</text:span>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lʉʦitʌ̂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lʉ̂<text:span text:style-name="T1">ŋ</text:span><text:span text:style-name="T2">pɵ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ʉ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tikhʌla</text:p>
          </table:table-cell>
          <table:table-cell table:style-name="ce2" office:value-type="string">
            <text:p>fern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̂<text:span text:style-name="T1">ː</text:span>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ʌ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ā<text:span text:style-name="T1">ː</text:span><text:span text:style-name="T2">sʌ</text:span></text:p>
          </table:table-cell>
          <table:table-cell table:style-name="ce2" office:value-type="string">
            <text:p>tree (Myrsine semiserr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ɛ̄<text:span text:style-name="T1">ː</text:span><text:span text:style-name="T2">ʦ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hilʣɛ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lsê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q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mo<text:span text:style-name="T1">ŋ</text:span><text:span text:style-name="T2">go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̂<text:span text:style-name="T1">ː</text:span>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romɛ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mō<text:span text:style-name="T1">ː</text:span>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u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mʉndʉ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ka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ʌ<text:span text:style-name="T1">ŋ</text:span><text:span text:style-name="T2">thu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a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ʌ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mdʉ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mprē<text:span text:style-name="T1">ŋ</text:span>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ɛ̂<text:span text:style-name="T1">ː</text:span>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kʦib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sb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ɛthɛ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jɛm</text:span>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nî<text:span text:style-name="T1">ː</text:span>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kipo ʔunî<text:span text:style-name="T1">ŋ</text:span>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̂<text:span text:style-name="T1">ː</text:span><text:span text:style-name="T2"> phi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ō<text:span text:style-name="T1">ŋ</text:span>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ɵ̄<text:span text:style-name="T1">ː</text:span>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nû<text:span text:style-name="T1">ː</text:span>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nū<text:span text:style-name="T1">ː</text:span>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oɔmso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nʉ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ʌlu</text:span>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âr</text:span>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i</text:span>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ʦo</text:span>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êl</text:span>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ɛlɛmɛ</text:span>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̄</text:span><text:span text:style-name="T1">ŋŋ</text:span><text:span text:style-name="T2">o</text:span>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ɵ</text:span>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ɔpsu</text:span>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4" office:value-type="string">
            <text:p>ŋ<text:span text:style-name="T2">oroʦi</text:span>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ʌtʌra<text:span text:style-name="T1">ŋ</text:span>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a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akhʌ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ɛ̂<text:span text:style-name="T1">ː</text:span>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ph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ɛ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̄<text:span text:style-name="T1">ŋ</text:span>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epe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ero<text:span text:style-name="T1">ŋ</text:span>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ɛ̄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î<text:span text:style-name="T1">ː</text:span>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mple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kʌlpu<text:span text:style-name="T1">ŋ</text:span>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̂<text:span text:style-name="T1">ː</text:span><text:span text:style-name="T2">mer</text:span></text:p>
          </table:table-cell>
          <table:table-cell table:style-name="ce2" office:value-type="string">
            <text:p>equisetum diffus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ʌ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ō<text:span text:style-name="T1">ː</text:span>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orʌ<text:span text:style-name="T1">ŋ</text:span><text:span text:style-name="T2">ku</text:span></text:p>
          </table:table-cell>
          <table:table-cell table:style-name="ce2" office:value-type="string">
            <text:p>Equisetum arv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ɵ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rē<text:span text:style-name="T1">ŋ</text:span><text:span text:style-name="T2">me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re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rō<text:span text:style-name="T1">ː</text:span>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okʌlpu<text:span text:style-name="T1">ŋ</text:span></text:p>
          </table:table-cell>
          <table:table-cell table:style-name="ce2" office:value-type="string">
            <text:p>Luculia gratiss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ū<text:span text:style-name="T1">ŋ</text:span>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ʉ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7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9-01T17:18:22.52</dc:date>
    <meta:print-date>1899-12-30T02:00:00</meta:print-date>
    <meta:editing-duration>PT704H50M01S</meta:editing-duration>
    <meta:generator>OpenOffice.org/3.0$Win32 OpenOffice.org_project/300m15$Build-9379</meta:generator>
    <meta:editing-cycles>371</meta:editing-cycles>
    <meta:document-statistic meta:table-count="3" meta:cell-count="4179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